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18223a"/>
    </style:style>
    <style:style style:name="P2" style:family="paragraph" style:parent-style-name="Standard">
      <style:text-properties fo:language="en" fo:country="none" officeooo:paragraph-rsid="0018223a"/>
    </style:style>
    <style:style style:name="P3" style:family="paragraph" style:parent-style-name="Heading_20_1">
      <style:text-properties fo:language="en" fo:country="US" officeooo:paragraph-rsid="0018223a"/>
    </style:style>
    <style:style style:name="T1" style:family="text">
      <style:text-properties fo:language="en" fo:country="US"/>
    </style:style>
    <style:style style:name="T2" style:family="text">
      <style:text-properties officeooo:rsid="0018223a"/>
    </style:style>
    <style:style style:name="T3" style:family="text">
      <style:text-properties officeooo:rsid="001871ac"/>
    </style:style>
    <style:style style:name="T4" style:family="text">
      <style:text-properties officeooo:rsid="00192c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Repetitor 0.1 - User Guide</text:h>
      <text:p text:style-name="P1"/>
      <text:p text:style-name="P2"><text:span text:style-name="T1">Repetitor</text:span> is a tool support<text:span text:style-name="T2">ing</text:span> instrumentalists and singers <text:span text:style-name="T2">in learning music</text:span>. The aim is to shorten the fight with notes and rhythms to get straight to the actual music. <text:span text:style-name="T2">You </text:span>practice <text:span text:style-name="T2">in a </text:span>similar <text:span text:style-name="T2">way </text:span><text:span text:style-name="T4">as you would do in</text:span> a choir rehearsal. First you will hear a passage presented on the piano, then <text:span text:style-name="T2">you </text:span>sing this passage together with the piano, <text:span text:style-name="T2">last</text:span> you hear <text:span text:style-name="T2">yourself </text:span>and <text:span text:style-name="T2">you </text:span>check whether you have made the sounds and how good you were in rhythm. <text:span text:style-name="T2">Y</text:span>ou repeat <text:span text:style-name="T2">this cycle </text:span>until you are satisfied with <text:span text:style-name="T2">your </text:span><text:span text:style-name="T3">singing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ald </meta:initial-creator>
    <meta:creation-date>2013-08-01T11:25:20</meta:creation-date>
    <dc:date>2013-08-01T11:44:07</dc:date>
    <dc:creator>Harald </dc:creator>
    <meta:editing-duration>PT3M37S</meta:editing-duration>
    <meta:editing-cycles>2</meta:editing-cycles>
    <meta:generator>LibreOffice/4.0.2.2$Linux_X86_64 LibreOffice_project/400m0$Build-2</meta:generator>
    <meta:document-statistic meta:table-count="0" meta:image-count="0" meta:object-count="0" meta:page-count="1" meta:paragraph-count="2" meta:word-count="98" meta:character-count="538" meta:non-whitespace-character-count="442"/>
  </office:meta>
</office:document-meta>
</file>